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7c08" officeooo:paragraph-rsid="00157c08"/>
    </style:style>
    <style:style style:name="P2" style:family="paragraph" style:parent-style-name="Standard">
      <style:text-properties officeooo:paragraph-rsid="00157c08"/>
    </style:style>
    <style:style style:name="T1" style:family="text">
      <style:text-properties officeooo:rsid="00157c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 text:c="2"/><text:span text:style-name="T1">WIM2 – TD1</text:span></text:p>
      <text:h text:style-name="Heading_20_1" text:outline-level="1">Etape 1</text:h>
      <text:p text:style-name="P2"><text:span text:style-name="T1">Le compte Github bien été crée . On crée un repository wim2RS et on le partage avec dfin-iutsd, ensuite on lance un git bash dans le dossier www, puis on</text:span></text:p>
      <text:p text:style-name="P2">git clone https://github.com/dfin-iutsd/WIM2.git nom-local </text:p>
      <text:p text:style-name="P1"><text:s text:c="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08:48:57.976000000</meta:creation-date>
    <dc:date>2019-09-09T09:04:40.746000000</dc:date>
    <meta:editing-duration>PT5M32S</meta:editing-duration>
    <meta:editing-cycles>1</meta:editing-cycles>
    <meta:document-statistic meta:table-count="0" meta:image-count="0" meta:object-count="0" meta:page-count="1" meta:paragraph-count="5" meta:word-count="38" meta:character-count="248" meta:non-whitespace-character-count="193"/>
    <meta:generator>LibreOffice/6.2.3.2$Windows_X86_64 LibreOffice_project/aecc05fe267cc68dde00352a451aa867b3b546ac</meta:generator>
  </office:meta>
</office:document-meta>
</file>